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3b9612" officeooo:paragraph-rsid="00046a69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5e744b" officeooo:paragraph-rsid="005e744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5f023f" officeooo:paragraph-rsid="005f023f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5fe322" officeooo:paragraph-rsid="005fe322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officeooo:rsid="00046a69" officeooo:paragraph-rsid="00046a69"/>
    </style:style>
    <style:style style:name="T1" style:family="text">
      <style:text-properties officeooo:rsid="003def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04</text:span>/<text:span text:style-name="T1">10</text:span>/2019</text:p>
      <text:p text:style-name="P1"/>
      <text:p text:style-name="P2">Tendremos tres clases: User, Car, Rent.</text:p>
      <text:p text:style-name="P2"/>
      <text:p text:style-name="P2">Un usuario, puede tener n coches.</text:p>
      <text:p text:style-name="P2"/>
      <text:p text:style-name="P2">Un usuario puede hacer n alquileres.</text:p>
      <text:p text:style-name="P2"/>
      <text:p text:style-name="P2">N alquileres puede tener un coche.</text:p>
      <text:p text:style-name="P2"/>
      <text:p text:style-name="P4">Hacer el proyecto y entregarlo el lunes para que sea evaluado.</text:p>
      <text:p text:style-name="P4"/>
      <text:p text:style-name="P4">Cualquier pregunta que tenga, comentárselo en los correos.</text:p>
      <text:p text:style-name="P2"/>
      <text:p text:style-name="P2"/>
      <text:p text:style-name="P3">Correos:</text:p>
      <text:p text:style-name="P3"><text:a xlink:type="simple" xlink:href="mailto:jmbarea@atsistemas.com" text:style-name="Internet_20_link" text:visited-style-name="Visited_20_Internet_20_Link">jmbarea@atsistemas.com</text:a></text:p>
      <text:p text:style-name="P3"/>
      <text:p text:style-name="P3"><text:a xlink:type="simple" xlink:href="mailto:dborrego@atsistemas.com" text:style-name="Internet_20_link" text:visited-style-name="Visited_20_Internet_20_Link">dborrego@atsistemas.com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4:21:47.096355867</meta:creation-date>
    <dc:date>2019-10-04T13:31:53.415860175</dc:date>
    <meta:editing-duration>PT17H3M41S</meta:editing-duration>
    <meta:editing-cycles>89</meta:editing-cycles>
    <meta:generator>LibreOffice/6.1.5.2$Linux_X86_64 LibreOffice_project/10$Build-2</meta:generator>
    <meta:document-statistic meta:table-count="0" meta:image-count="0" meta:object-count="0" meta:page-count="1" meta:paragraph-count="10" meta:word-count="47" meta:character-count="325" meta:non-whitespace-character-count="288"/>
  </office:meta>
</office:document-meta>
</file>